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ymbol1" svg:font-family="Symbol" style:font-pitch="variable"/>
    <style:font-face style:name="Wingdings1" svg:font-family="Wingdings" style:font-pitch="variable"/>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ans-serif" svg:font-family="sans-serif, Arial" style:font-family-generic="roman" style:font-pitch="variable"/>
    <style:font-face style:name="Arial Unicode MS" svg:font-family="'Arial Unicode MS'" style:font-family-generic="swiss" style:font-pitch="variable"/>
    <style:font-face style:name="FreeSans" svg:font-family="FreeSans" style:font-family-generic="swiss" style:font-pitch="variable"/>
    <style:font-face style:name="sans-serif1" svg:font-family="sans-serif,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3.589cm"/>
    </style:style>
    <style:style style:name="gr2" style:family="graphic">
      <style:graphic-properties style:protect="siz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margin-top="0.42cm" fo:margin-bottom="0.35cm" fo:text-align="end"/>
      <style:text-properties fo:font-size="10pt" fo:font-weight="bold" style:font-size-asian="10pt" style:font-weight-asian="bold" style:font-size-complex="10pt" style:font-weight-complex="bold"/>
    </style:style>
    <style:style style:name="P3" style:family="paragraph">
      <loext:graphic-properties draw:fill="none"/>
      <style:paragraph-properties fo:margin-top="0.42cm" fo:margin-bottom="0.35cm" fo:text-align="end"/>
      <style:text-properties fo:font-size="10pt" fo:font-weight="bold" style:font-size-asian="10pt" style:font-weight-asian="bold" style:font-size-complex="10pt" style:font-weight-complex="bold"/>
    </style:style>
    <style:style style:name="P4" style:family="paragraph">
      <loext:graphic-properties draw:fill-color="#ffffff"/>
      <style:text-properties fo:font-size="20pt"/>
    </style:style>
    <style:style style:name="P5" style:family="paragraph">
      <style:paragraph-properties style:text-autospace="none"/>
    </style:style>
    <style:style style:name="P6" style:family="paragraph">
      <style:paragraph-properties fo:line-height="200%" fo:text-align="justify"/>
      <style:text-properties fo:font-size="12pt" fo:language="en" fo:country="GB"/>
    </style:style>
    <style:style style:name="P7" style:family="paragraph">
      <style:paragraph-properties fo:line-height="200%" fo:text-align="justify"/>
      <style:text-properties fo:font-size="12pt" fo:language="en" fo:country="GB" style:font-size-asian="12pt" style:font-size-complex="12pt"/>
    </style:style>
    <style:style style:name="P8" style:family="paragraph">
      <style:paragraph-properties fo:margin-left="1.129cm" fo:margin-right="0cm" fo:line-height="200%" fo:text-align="justify" fo:text-indent="-1.129cm"/>
      <style:text-properties fo:font-size="12pt" fo:language="en" fo:country="GB" style:font-size-asian="12pt" style:font-size-complex="12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12pt" fo:language="en" fo:country="GB" style:font-size-asian="12pt" style:language-asian="en" style:country-asian="US" style:font-size-complex="12pt"/>
    </style:style>
    <style:style style:name="T5" style:family="text">
      <style:text-properties fo:font-variant="normal" fo:text-transform="none" style:use-window-font-color="true" style:text-outline="false" style:text-line-through-style="none" style:text-line-through-type="none" style:font-name="Liberation Sans" fo:font-size="12pt" fo:language="en" fo:country="GB"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4cm" svg:y="4.914cm" presentation:class="subtitle" presentation:placeholder="true">
          <draw:text-box/>
        </draw:frame>
        <draw:frame draw:style-name="gr1" draw:text-style-name="P3" draw:layer="layout" svg:width="23.622cm" svg:height="17.739cm" svg:x="2.032cm" svg:y="3.556cm">
          <draw:text-box>
            <text:p text:style-name="P2"><text:span text:style-name="T1"/></text:p>
            <text:p text:style-name="P2"><text:span text:style-name="T1"/></text:p>
            <text:p text:style-name="P2"><text:span text:style-name="T1"/></text:p>
            <text:p text:style-name="P2"><text:span text:style-name="T1"/></text:p>
            <text:p text:style-name="P2"><text:span text:style-name="T2">FINAL PROJECT</text:span></text:p>
            <text:p text:style-name="P2"><text:span text:style-name="T1">Team Members:</text:span></text:p>
            <text:p text:style-name="P2"><text:span text:style-name="T1">Ray Ng</text:span></text:p>
            <text:p text:style-name="P2"><text:span text:style-name="T1"><text:a xlink:href="mailto:rayng2018@gmail.com" xlink:type="simple">rayng2018@gmail.com</text:a></text:span></text:p>
            <text:p text:style-name="P2"><text:span text:style-name="T1">Canada</text:span></text:p>
            <text:p text:style-name="P2"><text:span text:style-name="T1">University of British Columbia</text:span></text:p>
            <text:p text:style-name="P2"><text:span text:style-name="T1">Specialization: Data Science</text:span></text:p>
            <text:p text:style-name="P2"><text:span text:style-name="T1">Rita Uzoka</text:span></text:p>
            <text:p text:style-name="P2"><text:span text:style-name="T1">rita.uzoka@yahoo.com</text:span></text:p>
            <text:p text:style-name="P2"><text:span text:style-name="T1">United Kingdom</text:span></text:p>
            <text:p text:style-name="P2"><text:span text:style-name="T1">Sheffield Hallam University</text:span></text:p>
            <text:p text:style-name="P2"><text:span text:style-name="T1">Specialization: Data Science</text:span></text:p>
            <text:p text:style-name="P2"><text:span text:style-name="T1">Fatemeh Bagheri</text:span></text:p>
            <text:p text:style-name="P2"><text:span text:style-name="T1">f.bagheri13@gmail.com</text:span></text:p>
            <text:p text:style-name="P2"><text:span text:style-name="T1">France</text:span></text:p>
            <text:p text:style-name="P2"><text:span text:style-name="T1">UniversitÃ© Jean Monnet St Etienne - UniversitÃ© de Lyon</text:span></text:p>
            <text:p text:style-name="P2"><text:span text:style-name="T1">Your Specialization: Data Science</text:span></text:p>
            <text:p text:style-name="P2"><text:span text:style-name="T1"/></text:p>
          </draw:text-box>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Problem Statement<text:line-break/></text:p>
          </draw:text-box>
        </draw:frame>
        <draw:frame presentation:style-name="pr4" draw:layer="layout" svg:width="25.199cm" svg:height="12.179cm" svg:x="1.4cm" svg:y="4.914cm" presentation:class="outline" presentation:user-transformed="true">
          <draw:text-box>
            <text:list text:style-name="L3">
              <text:list-item>
                <text:p>XYZ bank wants to roll out Christmas offers to their customers. But the bank <text:s/>does not want to roll out the same offer to all customers, instead they want to roll out personalized offers to particular sets of customers. If they manually start understanding the category of customer then this will not be efficient and also they will not be able to uncover the hidden pattern in the data ( pattern which groups certain kinds of customer in one category). Bank approached ABC analytics company to solve their problem. Bank also shared information with ABC analytics that they don't want more than 5 groups as this will be inefficient for their campaign.</text:p>
              </text:list-item>
              <text:list-item>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Business Understanding<text:line-break/></text:p>
          </draw:text-box>
        </draw:frame>
        <draw:frame presentation:style-name="pr4" draw:layer="layout" svg:width="25.199cm" svg:height="12.179cm" svg:x="1.4cm" svg:y="4.914cm" presentation:class="outline">
          <draw:text-box>
            <text:list text:style-name="L3">
              <text:list-item>
                <text:p>ABC analytics should try to understand certain patterns in customer behaviour, which include relations between province, sex, seniority, etc. and household income. ABC must find at most five groups in which customers share common behaviors.</text:p>
              </text:list-item>
              <text:list-item>
                <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5.209cm" svg:x="1.4cm" svg:y="-0.014cm" presentation:class="title" presentation:user-transformed="true">
          <draw:text-box>
            <text:p>Data Issues, Transformation and Cleaning<text:line-break/></text:p>
          </draw:text-box>
        </draw:frame>
        <draw:frame presentation:style-name="pr4" draw:layer="layout" svg:width="25.199cm" svg:height="12.179cm" svg:x="1.4cm" svg:y="4.914cm" presentation:class="outline" presentation:user-transformed="true">
          <draw:text-box>
            <text:list text:style-name="L3">
              <text:list-item>
                <text:p>We found that the issue with the original data set were:</text:p>
              </text:list-item>
              <text:list-item>
                <text:p>Data Incompleteness - various columns, such as the ind_empleado (Employee index), pais_residencia (Customer's Country residence), sexo (Customer's sex) etc., have empty values (NA) in certain records.</text:p>
              </text:list-item>
              <text:list-item>
                <text:p>Mitigation: Impute the missing values based on distribution in the training dataset. Depending on the context of the attribute, fill in the missing values with an appropriate value. If the variable is categorical, use the mode. If the variable is quantitative, use the median if discrete, and the mean if continuous.</text:p>
              </text:list-item>
              <text:list-item>
                <text:p>Recommendation: Make input for such fields required, especially easily obtainable ones such as customer sex. If information cannot be obtained, then do not include. Alternatively, may consider removing some attributes which are not so important.</text:p>
              </text:list-item>
              <text:list-item>
                <text:p>Inconsistent data type for the same attribute (e.g. numeric values for some fields and strings for others).</text:p>
              </text:list-item>
              <text:list-item>
                <text:p>Mitigation: Make data transformations to ensure consistent data types in each column. Examples: Convert selected records in strings to numeric, and remove non-numeric characters from the string.</text:p>
              </text:list-item>
              <text:list-item>
                <text:p>Recommendation: Ensure that fact tables in the given database have constraints on data types. Having different data types for a given field makes it difficult to interpret results at the later stage.</text:p>
              </text:list-item>
              <text:list-item>
                <text:p>Inconsistent values for the same attribute (e.g. -999999 as a value for seniority in months).</text:p>
              </text:list-item>
              <text:list-item>
                <text:p>Mitigation: The seniority in months cant have a negative number. Use regular positive numbers to replace extended values into positive numbers or zero to ensure consistency across seniority in months. Or replace -999999 with NA and perform the missing data transformations as above using the median</text:p>
              </text:list-item>
              <text:list-item>
                <text:p>Recommendation: Enforce a mandatory field where only positive integers are valid for this attribute.</text:p>
              </text:list-item>
              <text:list-item>
                <text:p/>
              </text:list-item>
              <text:list-item>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5.209cm" svg:x="1.4cm" svg:y="-0.014cm" presentation:class="title" presentation:user-transformed="true">
          <draw:text-box>
            <text:p>Different Data Models<text:line-break/><text:line-break/></text:p>
          </draw:text-box>
        </draw:frame>
        <draw:frame presentation:style-name="pr4" draw:layer="layout" svg:width="25.199cm" svg:height="12.179cm" svg:x="1.4cm" svg:y="4.914cm" presentation:class="outline">
          <draw:text-box>
            <text:list text:style-name="L3">
              <text:list-item>
                <text:p>Model 1: unsupervised learning</text:p>
              </text:list-item>
              <text:list-item>
                <text:p>The model we have decided to use is based on the clustering principle. The model is called the k-means clustering, which divides the data into k clusters.</text:p>
              </text:list-item>
              <text:list-item>
                <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5.209cm" svg:x="1.4cm" svg:y="-0.014cm" presentation:class="title" presentation:user-transformed="true">
          <draw:text-box>
            <text:p>Different Data Models<text:line-break/><text:line-break/></text:p>
          </draw:text-box>
        </draw:frame>
        <draw:frame presentation:style-name="pr4" draw:layer="layout" svg:width="25.199cm" svg:height="12.179cm" svg:x="1.4cm" svg:y="4.914cm" presentation:class="outline" presentation:user-transformed="true">
          <draw:text-box>
            <text:list text:style-name="L3">
              <text:list-item>
                <text:p><text:span text:style-name="T3">Model 1: supervised learning</text:span></text:p>
              </text:list-item>
              <text:list-item>
                <text:p><text:span text:style-name="T3"><text:s/></text:span><text:span text:style-name="T3">Random Forest + Bayesian <text:s/>Optimization</text:span></text:p>
              </text:list-item>
              <text:list-item>
                <text:p><text:span text:style-name="T3">Data should be preprocessed before modeling .The variables <text:s/>included are:</text:span></text:p>
              </text:list-item>
            </text:list>
            <text:p text:style-name="P5">ncodpers</text:p>
            <text:p text:style-name="P5">ind_empleado</text:p>
            <text:p text:style-name="P5">pais_residencia</text:p>
            <text:p text:style-name="P5">sexo</text:p>
            <text:p text:style-name="P5">age</text:p>
            <text:p text:style-name="P5">ind_nuevo</text:p>
            <text:p text:style-name="P5">antiguedad</text:p>
            <text:p text:style-name="P5">indrel</text:p>
            <text:p text:style-name="P5">indrel_1mes</text:p>
            <text:p text:style-name="P5">tiprel_1mes</text:p>
            <text:p text:style-name="P5">indresi</text:p>
            <text:p text:style-name="P5">indext</text:p>
            <text:p text:style-name="P5">conyuemp</text:p>
            <text:p text:style-name="P5">canal_entrada</text:p>
            <text:p text:style-name="P5">indfall</text:p>
            <text:p text:style-name="P5">tipodom</text:p>
            <text:p text:style-name="P5">cod_prov</text:p>
            <text:p text:style-name="P5">nomprov</text:p>
            <text:p text:style-name="P5">ind_actividad_cliente</text:p>
            <text:p text:style-name="P5">renta</text:p>
            <text:p text:style-name="P5">ind_ahor_fin_ult1</text:p>
            <text:p text:style-name="P5">ind_aval_fin_ult1</text:p>
            <text:p text:style-name="P5">ind_cco_fin_ult1</text:p>
            <text:p text:style-name="P5">ind_cder_fin_ult1</text:p>
            <text:p text:style-name="P5">ind_cno_fin_ult1</text:p>
            <text:p/>
          </draw:text-box>
        </draw:frame>
        <presentation:notes draw:style-name="dp2">
          <draw:page-thumbnail draw:style-name="gr2"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5.209cm" svg:x="1.4cm" svg:y="-0.014cm" presentation:class="title" presentation:user-transformed="true">
          <draw:text-box>
            <text:p>Different Data Models<text:line-break/><text:line-break/></text:p>
          </draw:text-box>
        </draw:frame>
        <draw:frame presentation:style-name="pr4" draw:layer="layout" svg:width="25.199cm" svg:height="12.179cm" svg:x="1.4cm" svg:y="4.914cm" presentation:class="outline" presentation:user-transformed="true">
          <draw:text-box>
            <text:list text:style-name="L3">
              <text:list-item>
                <text:p><text:span text:style-name="T3">Model 1: supervised </text:span><text:span text:style-name="T3">learning</text:span></text:p>
              </text:list-item>
              <text:list-item>
                <text:p><text:span text:style-name="T3"><text:s/></text:span><text:span text:style-name="T3">Random Forest + </text:span><text:span text:style-name="T3">Bayesian <text:s/>Optimization</text:span></text:p>
              </text:list-item>
              <text:list-item>
                <text:p><text:span text:style-name="T3">Data should be </text:span><text:span text:style-name="T3">preprocessed before </text:span><text:span text:style-name="T3">modeling. The variables <text:s/></text:span><text:span text:style-name="T3">included are:</text:span></text:p>
              </text:list-item>
            </text:list>
            <text:p text:style-name="P6"/>
            <text:p text:style-name="P7">Random Forest is a method used for <text:span text:style-name="T4">classification</text:span> or regression. It builds several decision trees at training time, fed with randomly selected samples of the database. This step is called bootstrapping. All trees give their own output (a class for classification or a value for regression) based on their fed datathe data they were fed with.] Then, a vote between all the individual returns gives the final output as the majority or the mean. This step is called bagging. This way, Random Forests adapt decision trees such that it removes overfitting to the <text:span text:style-name="T5">training set. The process is repeated several times until stabilization. This implements the principle of multiple weak learners </text:span><text:span text:style-name="T5">being better as a group. It is unexcelled in accuracy among current algorithms. This algorithm estimates what variables are important in </text:span><text:span text:style-name="T5">the classification. It could also generate an internal unbiased approximation of the generalization error as the forest building advances </text:span><text:span text:style-name="T5">while effectively estimating missing data and keeps accuracy when a large proportion of the data are missing. This could help for </text:span><text:span text:style-name="T5">balancing error in class population unbalanced data sets. <text:s/>The other features of this method are: it offers an experimental method for </text:span><text:span text:style-name="T5">finding variable interactions; it computes closeness between pairs of cases that can be used in clustering, locating outliers; prototypes </text:span><text:span text:style-name="T5">are computed that give information about the correlation between the variables and the classification; the capacities mentioned above </text:span><text:span text:style-name="T5">is also usable for unlabelled data, that leads to unsupervised clustering, data views and outliers detection.</text:span></text:p>
            <text:p text:style-name="P7"><text:span text:style-name="T5"/></text:p>
            <text:p text:style-name="P7"><text:span text:style-name="T5"/></text:p>
            <text:p text:style-name="P8"><text:span text:style-name="T5"/></text:p>
            <text:p text:style-name="P8"><text:span text:style-name="T5"/></text:p>
            <text:p/>
          </draw:text-box>
        </draw:frame>
        <presentation:notes draw:style-name="dp2">
          <draw:page-thumbnail draw:style-name="gr2"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ymbol1" svg:font-family="Symbol" style:font-pitch="variable"/>
    <style:font-face style:name="Wingdings1" svg:font-family="Wingdings" style:font-pitch="variable"/>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ans-serif" svg:font-family="sans-serif, Arial" style:font-family-generic="roman" style:font-pitch="variable"/>
    <style:font-face style:name="Arial Unicode MS" svg:font-family="'Arial Unicode MS'" style:font-family-generic="swiss" style:font-pitch="variable"/>
    <style:font-face style:name="FreeSans" svg:font-family="FreeSans" style:font-family-generic="swiss" style:font-pitch="variable"/>
    <style:font-face style:name="sans-serif1" svg:font-family="sans-serif,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top="0.746cm" fo:margin-bottom="0.374cm" fo:text-align="start" style:text-autospace="none" style:writing-mode="lr-tb"/>
      <style:text-properties fo:language="fr" fo:country="FR" style:language-asian="zh" style:country-asian="CN"/>
    </style:style>
    <style:style style:name="Heading_20_2" style:display-name="Heading 2" style:family="graphic">
      <style:paragraph-properties fo:margin-top="0.746cm" fo:margin-bottom="0cm" fo:line-height="200%" fo:text-align="start" style:text-autospace="none" style:writing-mode="lr-tb"/>
      <style:text-properties fo:language="fr" fo:country="FR" style:language-asian="zh" style:country-asian="CN"/>
    </style:style>
    <style:style style:name="Heading_20_3" style:display-name="Heading 3" style:family="graphic">
      <style:paragraph-properties fo:margin-top="0.436cm" fo:margin-bottom="0.374cm" fo:text-align="start" style:text-autospace="none" style:writing-mode="lr-tb"/>
      <style:text-properties fo:language="fr" fo:country="FR" style:language-asian="zh" style:country-asian="CN"/>
    </style:style>
    <style:style style:name="Line_20_Numbering" style:display-name="Line Numbering" style:family="graphic">
      <style:paragraph-properties style:text-autospace="none"/>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Times New Roman" style:font-family-asian="'Times New Roman'" style:font-family-generic-asian="roman" style:font-pitch-asian="variable"/>
    </style:style>
    <style:style style:name="ListLabel_20_19" style:display-name="ListLabel 19" style:family="graphic">
      <style:paragraph-properties style:text-autospace="none"/>
      <style:text-properties fo:font-variant="normal" fo:text-transform="none" fo:letter-spacing="normal" fo:font-style="normal" fo:font-weight="normal" style:font-name-asian="sans-serif1" style:font-family-asian="sans-serif, Arial" style:font-family-generic-asian="swiss" style:font-pitch-asian="variable" style:font-size-asian="9pt" style:font-style-asian="normal" style:font-weight-asian="normal" style:font-style-complex="normal" style:font-weight-complex="normal"/>
    </style:style>
    <style:style style:name="ListLabel_20_18" style:display-name="ListLabel 18" style:family="graphic">
      <style:paragraph-properties style:text-autospace="none"/>
      <style:text-properties fo:language="en" fo:country="US" style:font-name-asian="Symbol1" style:font-family-asian="Symbol" style:font-pitch-asian="variable" style:font-size-asian="10pt"/>
    </style:style>
    <style:style style:name="ListLabel_20_17" style:display-name="ListLabel 17" style:family="graphic">
      <style:paragraph-properties style:text-autospace="none"/>
      <style:text-properties fo:language="en" fo:country="US" style:font-name-asian="Symbol1" style:font-family-asian="Symbol" style:font-pitch-asian="variable" style:font-size-asian="10pt"/>
    </style:style>
    <style:style style:name="ListLabel_20_16" style:display-name="ListLabel 16" style:family="graphic">
      <style:paragraph-properties style:text-autospace="none"/>
      <style:text-properties fo:language="en" fo:country="US" style:font-name-asian="Symbol1" style:font-family-asian="Symbol" style:font-pitch-asian="variable" style:font-size-asian="10pt"/>
    </style:style>
    <style:style style:name="ListLabel_20_15" style:display-name="ListLabel 15" style:family="graphic">
      <style:paragraph-properties style:text-autospace="none"/>
      <style:text-properties fo:language="en" fo:country="US" style:font-name-asian="Symbol1" style:font-family-asian="Symbol" style:font-pitch-asian="variable" style:font-size-asian="10pt"/>
    </style:style>
    <style:style style:name="ListLabel_20_14" style:display-name="ListLabel 14" style:family="graphic">
      <style:paragraph-properties style:text-autospace="none"/>
      <style:text-properties fo:language="en" fo:country="US" style:font-name-asian="Symbol1" style:font-family-asian="Symbol" style:font-pitch-asian="variable" style:font-size-asian="10pt"/>
    </style:style>
    <style:style style:name="ListLabel_20_13" style:display-name="ListLabel 13" style:family="graphic">
      <style:paragraph-properties style:text-autospace="none"/>
      <style:text-properties fo:language="en" fo:country="US" style:font-name-asian="Symbol1" style:font-family-asian="Symbol" style:font-pitch-asian="variable" style:font-size-asian="10pt"/>
    </style:style>
    <style:style style:name="ListLabel_20_12" style:display-name="ListLabel 12" style:family="graphic">
      <style:paragraph-properties style:text-autospace="none"/>
      <style:text-properties fo:language="en" fo:country="US" style:font-name-asian="Symbol1" style:font-family-asian="Symbol" style:font-pitch-asian="variable" style:font-size-asian="10pt"/>
    </style:style>
    <style:style style:name="ListLabel_20_11" style:display-name="ListLabel 11" style:family="graphic">
      <style:paragraph-properties style:text-autospace="none"/>
      <style:text-properties fo:language="en" fo:country="US" style:font-name-asian="Symbol1" style:font-family-asian="Symbol" style:font-pitch-asian="variable" style:font-size-asian="10pt"/>
    </style:style>
    <style:style style:name="ListLabel_20_10" style:display-name="ListLabel 10" style:family="graphic">
      <style:paragraph-properties style:text-autospace="none"/>
      <style:text-properties fo:language="en" fo:country="US" style:font-name-asian="Symbol1" style:font-family-asian="Symbol" style:font-pitch-asian="variable" style:font-size-asian="12pt"/>
    </style:style>
    <style:style style:name="ListLabel_20_9" style:display-name="ListLabel 9" style:family="graphic">
      <style:paragraph-properties style:text-autospace="none"/>
      <style:text-properties fo:language="en" fo:country="US" style:font-name-asian="Symbol1" style:font-family-asian="Symbol" style:font-pitch-asian="variable" style:font-size-asian="10pt"/>
    </style:style>
    <style:style style:name="ListLabel_20_8" style:display-name="ListLabel 8" style:family="graphic">
      <style:paragraph-properties style:text-autospace="none"/>
      <style:text-properties fo:language="en" fo:country="US" style:font-name-asian="Symbol1" style:font-family-asian="Symbol" style:font-pitch-asian="variable" style:font-size-asian="10pt"/>
    </style:style>
    <style:style style:name="ListLabel_20_7" style:display-name="ListLabel 7" style:family="graphic">
      <style:paragraph-properties style:text-autospace="none"/>
      <style:text-properties fo:language="en" fo:country="US" style:font-name-asian="Symbol1" style:font-family-asian="Symbol" style:font-pitch-asian="variable" style:font-size-asian="10pt"/>
    </style:style>
    <style:style style:name="ListLabel_20_6" style:display-name="ListLabel 6" style:family="graphic">
      <style:paragraph-properties style:text-autospace="none"/>
      <style:text-properties fo:language="en" fo:country="US" style:font-name-asian="Symbol1" style:font-family-asian="Symbol" style:font-pitch-asian="variable" style:font-size-asian="10pt"/>
    </style:style>
    <style:style style:name="ListLabel_20_5" style:display-name="ListLabel 5" style:family="graphic">
      <style:paragraph-properties style:text-autospace="none"/>
      <style:text-properties fo:language="en" fo:country="US" style:font-name-asian="Symbol1" style:font-family-asian="Symbol" style:font-pitch-asian="variable" style:font-size-asian="10pt"/>
    </style:style>
    <style:style style:name="ListLabel_20_4" style:display-name="ListLabel 4" style:family="graphic">
      <style:paragraph-properties style:text-autospace="none"/>
      <style:text-properties fo:language="en" fo:country="US" style:font-name-asian="Symbol1" style:font-family-asian="Symbol" style:font-pitch-asian="variable" style:font-size-asian="10pt"/>
    </style:style>
    <style:style style:name="ListLabel_20_3" style:display-name="ListLabel 3" style:family="graphic">
      <style:paragraph-properties style:text-autospace="none"/>
      <style:text-properties fo:language="en" fo:country="US" style:font-name-asian="Symbol1" style:font-family-asian="Symbol" style:font-pitch-asian="variable" style:font-size-asian="10pt"/>
    </style:style>
    <style:style style:name="ListLabel_20_2" style:display-name="ListLabel 2" style:family="graphic">
      <style:paragraph-properties style:text-autospace="none"/>
      <style:text-properties fo:language="en" fo:country="US" style:font-name-asian="Symbol1" style:font-family-asian="Symbol" style:font-pitch-asian="variable" style:font-size-asian="10pt"/>
    </style:style>
    <style:style style:name="ListLabel_20_1" style:display-name="ListLabel 1" style:family="graphic">
      <style:paragraph-properties style:text-autospace="none"/>
      <style:text-properties fo:language="en" fo:country="US" style:font-name-asian="Symbol1" style:font-family-asian="Symbol" style:font-pitch-asian="variable" style:font-size-asian="10pt"/>
    </style:style>
    <style:style style:name="Tekst_20_opmerking_20_Char" style:display-name="Tekst opmerking Char" style:family="graphic">
      <style:paragraph-properties style:text-autospace="none"/>
      <style:text-properties style:language-asian="zh" style:country-asian="CN"/>
    </style:style>
    <style:style style:name="annotation_20_reference" style:display-name="annotation reference" style:family="graphic">
      <style:paragraph-properties style:text-autospace="none"/>
      <style:text-properties fo:font-size="8pt" style:font-size-asian="8pt" style:font-size-complex="8pt"/>
    </style:style>
    <style:style style:name="Unresolved_20_Mention" style:display-name="Unresolved Mention" style:family="graphic">
      <style:paragraph-properties style:text-autospace="none"/>
      <style:text-properties fo:color="#605e5c"/>
    </style:style>
    <style:style style:name="Commentaire_20_Car3" style:display-name="Commentaire Car3" style:family="graphic">
      <style:paragraph-properties style:text-autospace="none"/>
      <style:text-properties style:language-asian="zh" style:country-asian="CN"/>
    </style:style>
    <style:style style:name="Marque_20_de_20_commentaire4" style:display-name="Marque de commentaire4" style:family="graphic">
      <style:paragraph-properties style:text-autospace="none"/>
      <style:text-properties fo:font-size="8pt" style:font-size-asian="8pt" style:font-size-complex="8pt"/>
    </style:style>
    <style:style style:name="Commentaire_20_Car2" style:display-name="Commentaire Car2" style:family="graphic">
      <style:paragraph-properties style:text-autospace="none"/>
      <style:text-properties fo:font-size="12pt" style:font-size-asian="12pt" style:font-size-complex="12pt"/>
    </style:style>
    <style:style style:name="Marque_20_de_20_commentaire3" style:display-name="Marque de commentaire3" style:family="graphic">
      <style:paragraph-properties style:text-autospace="none"/>
      <style:text-properties fo:font-size="9pt" style:font-size-asian="9pt" style:font-size-complex="9pt"/>
    </style:style>
    <style:style style:name="Source_20_Text" style:display-name="Source Text" style:family="graphic">
      <style:paragraph-properties style:text-autospace="none"/>
    </style:style>
    <style:style style:name="Commentaire_20_Car1" style:display-name="Commentaire Car1" style:family="graphic">
      <style:paragraph-properties style:text-autospace="none"/>
      <style:text-properties style:language-asian="zh" style:country-asian="CN"/>
    </style:style>
    <style:style style:name="Marque_20_de_20_commentaire2" style:display-name="Marque de commentaire2" style:family="graphic">
      <style:paragraph-properties style:text-autospace="none"/>
      <style:text-properties fo:font-size="8pt" style:font-size-asian="8pt" style:font-size-complex="8pt"/>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Mention_20_non_20_résolue2" style:display-name="Mention non résolue2" style:family="graphic">
      <style:paragraph-properties style:text-autospace="none"/>
    </style:style>
    <style:style style:name="Mention_20_non_20_résolue1" style:display-name="Mention non résolue1" style:family="graphic">
      <style:paragraph-properties style:text-autospace="none"/>
    </style:style>
    <style:style style:name="line_20_number" style:display-name="line number" style:family="graphic">
      <style:paragraph-properties style:text-autospace="none"/>
    </style:style>
    <style:style style:name="apple-converted-space"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Titre_20_2_20_Car" style:display-name="Titre 2 Car" style:family="graphic">
      <style:paragraph-properties style:text-autospace="none"/>
    </style:style>
    <style:style style:name="Corps_20_de_20_texte_20_Car" style:display-name="Corps de texte Car" style:family="graphic">
      <style:paragraph-properties style:text-autospace="none"/>
    </style:style>
    <style:style style:name="Police_20_par_20_défaut1" style:display-name="Police par défaut1" style:family="graphic">
      <style:paragraph-properties style:text-autospace="none"/>
    </style:style>
    <style:style style:name="FollowedHyperlink" style:family="graphic">
      <style:paragraph-properties style:text-autospace="none"/>
    </style:style>
    <style:style style:name="En-tête_20_Car" style:display-name="En-tête Car" style:family="graphic">
      <style:paragraph-properties style:text-autospace="none"/>
    </style:style>
    <style:style style:name="jrnl" style:family="graphic">
      <style:paragraph-properties style:text-autospace="none"/>
    </style:style>
    <style:style style:name="page_20_number" style:display-name="page number" style:family="graphic">
      <style:paragraph-properties style:text-autospace="none"/>
    </style:style>
    <style:style style:name="Pied_20_de_20_page_20_Car" style:display-name="Pied de page Car" style:family="graphic">
      <style:paragraph-properties style:text-autospace="none"/>
    </style:style>
    <style:style style:name="hps" style:family="graphic">
      <style:paragraph-properties style:text-autospace="none"/>
    </style:style>
    <style:style style:name="Objet_20_du_20_commentaire_20_Car" style:display-name="Objet du commentaire Car" style:family="graphic">
      <style:paragraph-properties style:text-autospace="none"/>
    </style:style>
    <style:style style:name="Internet_20_Link" style:display-name="Internet Link" style:family="graphic">
      <style:paragraph-properties style:text-autospace="none"/>
    </style:style>
    <style:style style:name="Texte_20_brut_20_Car" style:display-name="Texte brut Car" style:family="graphic">
      <style:paragraph-properties style:text-autospace="none"/>
    </style:style>
    <style:style style:name="Corps_20_de_20_texte_20_2_20_Car" style:display-name="Corps de texte 2 Car" style:family="graphic">
      <style:paragraph-properties style:text-autospace="none"/>
    </style:style>
    <style:style style:name="Commentaire_20_Car" style:display-name="Commentaire Car" style:family="graphic">
      <style:paragraph-properties style:text-autospace="none"/>
    </style:style>
    <style:style style:name="Marque_20_de_20_commentaire1" style:display-name="Marque de commentaire1" style:family="graphic">
      <style:paragraph-properties style:text-autospace="none"/>
      <style:text-properties fo:font-size="9pt" style:font-size-asian="9pt" style:font-size-complex="9pt"/>
    </style:style>
    <style:style style:name="Balloon_20_Text_20_Char" style:display-name="Balloon Text Char" style:family="graphic">
      <style:paragraph-properties style:text-autospace="none"/>
    </style:style>
    <style:style style:name="Texte_20_de_20_bulles_20_Car" style:display-name="Texte de bulles Car"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2" style:family="graphic">
      <style:paragraph-properties style:text-autospace="none"/>
      <style:text-properties style:font-name="Wingdings" fo:font-family="Wingdings" style:font-family-generic="roman" style:font-pitch="variable" style:font-name-asian="Wingdings1" style:font-family-asian="Wingdings" style:font-pitch-asian="variable"/>
    </style:style>
    <style:style style:name="WW8Num8z1" style:family="graphic">
      <style:paragraph-properties style:text-autospace="none"/>
      <style:text-properties style:font-name="Courier New" fo:font-family="'Courier New'" style:font-family-generic="roman" style:font-pitch="variable" style:font-name-asian="Courier New1" style:font-family-asian="'Courier New'" style:font-family-generic-asian="modern" style:font-pitch-asian="variable"/>
    </style:style>
    <style:style style:name="WW8Num8z0"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3z3" style:family="graphic">
      <style:paragraph-properties style:text-autospace="none"/>
      <style:text-properties style:font-name="Symbol" fo:font-family="Symbol" style:font-family-generic="roman" style:font-pitch="variable" style:font-name-asian="Symbol1" style:font-family-asian="Symbol" style:font-pitch-asian="variable"/>
    </style:style>
    <style:style style:name="WW8Num3z2" style:family="graphic">
      <style:paragraph-properties style:text-autospace="none"/>
      <style:text-properties style:font-name="Wingdings" fo:font-family="Wingdings" style:font-family-generic="roman" style:font-pitch="variable" style:font-name-asian="Wingdings1" style:font-family-asian="Wingdings" style:font-pitch-asian="variable"/>
    </style:style>
    <style:style style:name="WW8Num3z1" style:family="graphic">
      <style:paragraph-properties style:text-autospace="none"/>
      <style:text-properties style:font-name="Courier New" fo:font-family="'Courier New'" style:font-family-generic="roman" style:font-pitch="variable" style:font-name-asian="Courier New1" style:font-family-asian="'Courier New'" style:font-family-generic-asian="modern" style:font-pitch-asian="variable"/>
    </style:style>
    <style:style style:name="WW8Num2z2" style:family="graphic">
      <style:paragraph-properties style:text-autospace="none"/>
      <style:text-properties style:font-name="Wingdings" fo:font-family="Wingdings" style:font-family-generic="roman" style:font-pitch="variable" style:font-name-asian="Wingdings1" style:font-family-asian="Wingdings" style:font-pitch-asian="variable"/>
    </style:style>
    <style:style style:name="WW8Num2z1" style:family="graphic">
      <style:paragraph-properties style:text-autospace="none"/>
      <style:text-properties style:font-name="Courier New" fo:font-family="'Courier New'" style:font-family-generic="roman" style:font-pitch="variable" style:font-name-asian="Courier New1" style:font-family-asian="'Courier New'" style:font-family-generic-asian="modern" style:font-pitch-asian="variable"/>
    </style:style>
    <style:style style:name="Police_20_par_20_défaut2" style:display-name="Police par défaut2" style:family="graphic">
      <style:paragraph-properties style:text-autospace="none"/>
    </style:style>
    <style:style style:name="Police_20_par_20_défaut3" style:display-name="Police par défaut3" style:family="graphic">
      <style:paragraph-properties style:text-autospace="none"/>
    </style:style>
    <style:style style:name="Police_20_par_20_défaut4" style:display-name="Police par défaut4"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text-properties fo:font-variant="normal" fo:text-transform="none" style:font-name="sans-serif" fo:font-family="sans-serif, Arial" style:font-family-generic="roman" style:font-pitch="variable" fo:font-size="9pt" fo:letter-spacing="normal" fo:font-style="normal" fo:font-weight="normal" style:font-name-asian="sans-serif1" style:font-family-asian="sans-serif, Arial" style:font-family-generic-asian="swiss" style:font-pitch-asian="variable" style:font-style-asian="normal" style:font-weight-asian="normal" style:font-style-complex="normal" style:font-weight-complex="normal"/>
    </style:style>
    <style:style style:name="WW8Num3z0" style:family="graphic">
      <style:paragraph-properties style:text-autospace="none"/>
      <style:text-properties style:font-name="Symbol" fo:font-family="Symbol" style:font-family-generic="roman" style:font-pitch="variable" fo:font-size="10pt" fo:language="en" fo:country="US" style:font-name-asian="Symbol1" style:font-family-asian="Symbol" style:font-pitch-asian="variable"/>
    </style:style>
    <style:style style:name="WW8Num2z0" style:family="graphic">
      <style:paragraph-properties style:text-autospace="none"/>
      <style:text-properties style:font-name="Symbol" fo:font-family="Symbol" style:font-family-generic="roman" style:font-pitch="variable" fo:font-size="10pt" fo:language="en" fo:country="US" style:font-name-asian="Symbol1" style:font-family-asian="Symbol" style:font-pitch-asian="variable" style:font-size-asian="12pt"/>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Default_20_Paragraph_20_Font" style:display-name="Default Paragraph Font" style:family="graphic">
      <style:paragraph-properties style:text-autospace="none"/>
    </style:style>
    <style:style style:name="Hoofdtekst" style:family="graphic">
      <style:paragraph-properties fo:text-align="start" style:text-autospace="none" style:writing-mode="lr-tb"/>
      <style:text-properties fo:color="#000000" style:font-name="Calibri" fo:font-family="Calibri" style:font-family-generic="roman" style:font-pitch="variable" fo:font-size="12pt" fo:language="en" fo:country="US" style:text-underline-style="none" style:letter-kerning="true" style:font-name-asian="Arial Unicode MS" style:font-family-asian="'Arial Unicode MS'" style:font-family-generic-asian="swiss" style:font-pitch-asian="variable" style:font-size-asian="12pt" style:language-asian="ar" style:country-asian="SA"/>
    </style:style>
    <style:style style:name="hk" style:family="graphic">
      <style:paragraph-properties fo:margin-top="0.871cm" fo:margin-bottom="0.871cm" fo:text-align="start" style:text-autospace="none" style:writing-mode="lr-tb"/>
      <style:text-properties fo:font-size="12pt" fo:language="nl" fo:country="NL" style:font-size-asian="12pt" style:language-asian="en" style:country-asian="GB" style:font-size-complex="12pt"/>
    </style:style>
    <style:style style:name="annotation_20_text" style:display-name="annotation text" style:family="graphic">
      <style:paragraph-properties fo:text-align="start" style:text-autospace="none" style:writing-mode="lr-tb"/>
      <style:text-properties fo:language="fr" fo:country="FR" style:language-asian="zh" style:country-asian="CN"/>
    </style:style>
    <style:style style:name="Commentaire4" style:family="graphic">
      <style:paragraph-properties fo:text-align="start" style:text-autospace="none" style:writing-mode="lr-tb"/>
      <style:text-properties fo:language="fr" fo:country="FR" style:language-asian="zh" style:country-asian="CN"/>
    </style:style>
    <style:style style:name="Commentaire3" style:family="graphic">
      <style:paragraph-properties fo:text-align="start" style:text-autospace="none" style:writing-mode="lr-tb"/>
      <style:text-properties fo:font-size="12pt" fo:language="fr" fo:country="FR" style:font-size-asian="12pt" style:language-asian="zh" style:country-asian="CN" style:font-size-complex="12pt"/>
    </style:style>
    <style:style style:name="Commentaire2" style:family="graphic">
      <style:paragraph-properties fo:text-align="start" style:text-autospace="none" style:writing-mode="lr-tb"/>
      <style:text-properties fo:language="fr" fo:country="FR" style:language-asian="zh" style:country-asian="CN"/>
    </style:style>
    <style:style style:name="Table_20_Heading" style:display-name="Table Heading" style:family="graphic">
      <style:paragraph-properties fo:text-align="center" style:text-autospace="none" style:writing-mode="lr-tb"/>
      <style:text-properties fo:language="fr" fo:country="FR" fo:font-weight="bold" style:language-asian="zh" style:country-asian="CN" style:font-weight-asian="bold" style:font-weight-complex="bold"/>
    </style:style>
    <style:style style:name="Table_20_Contents" style:display-name="Table Contents" style:family="graphic">
      <style:paragraph-properties fo:text-align="start" style:text-autospace="none" style:writing-mode="lr-tb"/>
      <style:text-properties fo:language="fr" fo:country="FR" style:language-asian="zh" style:country-asian="CN"/>
    </style:style>
    <style:style style:name="MDPI_5f_4.1_5f_table_5f_caption" style:display-name="MDPI_4.1_table_caption" style:family="graphic">
      <style:paragraph-properties fo:margin-left="1.323cm" fo:margin-right="1.323cm" fo:margin-top="0.746cm" fo:margin-bottom="0.374cm" style:line-height-at-least="0.81cm" fo:text-align="justify" fo:text-indent="0cm" style:text-autospace="none" style:writing-mode="lr-tb"/>
      <style:text-properties fo:language="fr" fo:country="FR" style:language-asian="zh" style:country-asian="CN"/>
    </style:style>
    <style:style style:name="MDPI_5f_3.1_5f_text" style:display-name="MDPI_3.1_text" style:family="graphic">
      <style:paragraph-properties fo:margin-left="0cm" fo:margin-right="0cm" style:line-height-at-least="0.81cm" fo:text-align="justify" fo:text-indent="1.323cm" style:text-autospace="none" style:writing-mode="lr-tb"/>
      <style:text-properties style:use-window-font-color="true" style:font-name="Times New Roman" fo:font-family="'Times New Roma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ar" style:country-asian="SA"/>
    </style:style>
    <style:style style:name="Revision"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ar" style:country-asian="SA"/>
    </style:style>
    <style:style style:name="Lista_20_clara_20_-_20_Énfasis_20_31" style:display-name="Lista clara - Énfasis 3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ar" style:country-asian="SA"/>
    </style:style>
    <style:style style:name="Cuadrícula_20_clara_20_-_20_Énfasis_20_31" style:display-name="Cuadrícula clara - Énfasis 31" style:family="graphic">
      <style:paragraph-properties fo:margin-left="2.24cm" fo:margin-right="0cm" fo:margin-top="0cm" fo:margin-bottom="0cm" fo:text-align="start" fo:text-indent="0cm" style:text-autospace="none" style:writing-mode="lr-tb"/>
      <style:text-properties fo:language="fr" fo:country="FR" style:language-asian="zh" style:country-asian="CN"/>
    </style:style>
    <style:style style:name="BodyPara" style:family="graphic">
      <style:paragraph-properties fo:margin-left="0cm" fo:margin-right="0cm" fo:margin-top="0cm" fo:margin-bottom="0.746cm" fo:line-height="200%" fo:text-align="start" fo:text-indent="2.293cm" style:text-autospace="none" style:writing-mode="lr-tb"/>
      <style:text-properties fo:language="fr" fo:country="FR" style:language-asian="zh" style:country-asian="CN"/>
    </style:style>
    <style:style style:name="Text_20_Body" style:display-name="Text Body" style:family="graphic">
      <style:paragraph-properties fo:margin-top="0cm" fo:margin-bottom="0.374cm" fo:text-align="start" style:text-autospace="none" style:writing-mode="lr-tb"/>
      <style:text-properties fo:language="fr" fo:country="FR" style:language-asian="zh" style:country-asian="CN"/>
    </style:style>
    <style:style style:name="Normal_20__28_Web_29_" style:display-name="Normal (Web)" style:family="graphic">
      <style:paragraph-properties fo:margin-top="0.871cm" fo:margin-bottom="0.871cm" fo:text-align="start" style:text-autospace="none" style:writing-mode="lr-tb"/>
      <style:text-properties fo:language="fr" fo:country="FR" style:language-asian="zh" style:country-asian="CN"/>
    </style:style>
    <style:style style:name="font7" style:family="graphic">
      <style:paragraph-properties fo:margin-top="0.871cm" fo:margin-bottom="0.871cm" fo:text-align="start" style:text-autospace="none" style:writing-mode="lr-tb"/>
      <style:text-properties fo:language="fr" fo:country="FR" style:language-asian="zh" style:country-asian="CN"/>
    </style:style>
    <style:style style:name="font6" style:family="graphic">
      <style:paragraph-properties fo:margin-top="0.871cm" fo:margin-bottom="0.871cm" fo:text-align="start" style:text-autospace="none" style:writing-mode="lr-tb"/>
      <style:text-properties fo:language="fr" fo:country="FR" style:language-asian="zh" style:country-asian="CN"/>
    </style:style>
    <style:style style:name="font5" style:family="graphic">
      <style:paragraph-properties fo:margin-top="0.871cm" fo:margin-bottom="0.871cm" fo:text-align="start" style:text-autospace="none" style:writing-mode="lr-tb"/>
      <style:text-properties fo:language="fr" fo:country="FR" style:language-asian="zh" style:country-asian="CN"/>
    </style:style>
    <style:style style:name="xl91" style:family="graphic">
      <style:paragraph-properties fo:margin-top="0.871cm" fo:margin-bottom="0.871cm" fo:text-align="start" style:text-autospace="none" style:writing-mode="lr-tb"/>
      <style:text-properties fo:language="fr" fo:country="FR" style:language-asian="zh" style:country-asian="CN"/>
    </style:style>
    <style:style style:name="xl90" style:family="graphic">
      <style:paragraph-properties fo:margin-top="0.871cm" fo:margin-bottom="0.871cm" fo:text-align="start" style:text-autospace="none" style:writing-mode="lr-tb"/>
      <style:text-properties fo:language="fr" fo:country="FR" style:language-asian="zh" style:country-asian="CN"/>
    </style:style>
    <style:style style:name="xl89" style:family="graphic">
      <style:paragraph-properties fo:margin-top="0.871cm" fo:margin-bottom="0.871cm" fo:text-align="end" style:text-autospace="none" style:writing-mode="lr-tb"/>
      <style:text-properties fo:language="fr" fo:country="FR" style:language-asian="zh" style:country-asian="CN"/>
    </style:style>
    <style:style style:name="xl88" style:family="graphic">
      <style:paragraph-properties fo:margin-top="0.871cm" fo:margin-bottom="0.871cm" fo:text-align="center" style:text-autospace="none" style:writing-mode="lr-tb"/>
      <style:text-properties fo:language="fr" fo:country="FR" style:language-asian="zh" style:country-asian="CN"/>
    </style:style>
    <style:style style:name="xl87" style:family="graphic">
      <style:paragraph-properties fo:margin-top="0.871cm" fo:margin-bottom="0.871cm" fo:text-align="start" style:text-autospace="none" style:writing-mode="lr-tb"/>
      <style:text-properties fo:language="fr" fo:country="FR" style:language-asian="zh" style:country-asian="CN"/>
    </style:style>
    <style:style style:name="xl86" style:family="graphic">
      <style:paragraph-properties fo:margin-top="0.871cm" fo:margin-bottom="0.871cm" fo:text-align="start" style:text-autospace="none" style:writing-mode="lr-tb"/>
      <style:text-properties fo:language="fr" fo:country="FR" style:language-asian="zh" style:country-asian="CN"/>
    </style:style>
    <style:style style:name="xl85" style:family="graphic">
      <style:paragraph-properties fo:margin-top="0.871cm" fo:margin-bottom="0.871cm" fo:text-align="start" style:text-autospace="none" style:writing-mode="lr-tb"/>
      <style:text-properties fo:language="fr" fo:country="FR" style:language-asian="zh" style:country-asian="CN"/>
    </style:style>
    <style:style style:name="xl84" style:family="graphic">
      <style:paragraph-properties fo:margin-top="0.871cm" fo:margin-bottom="0.871cm" fo:text-align="start" style:text-autospace="none" style:writing-mode="lr-tb"/>
      <style:text-properties fo:language="fr" fo:country="FR" style:language-asian="zh" style:country-asian="CN"/>
    </style:style>
    <style:style style:name="xl83" style:family="graphic">
      <style:paragraph-properties fo:margin-top="0.871cm" fo:margin-bottom="0.871cm" fo:text-align="start" style:text-autospace="none" style:writing-mode="lr-tb"/>
      <style:text-properties fo:language="fr" fo:country="FR" style:language-asian="zh" style:country-asian="CN"/>
    </style:style>
    <style:style style:name="xl82" style:family="graphic">
      <style:paragraph-properties fo:margin-top="0.871cm" fo:margin-bottom="0.871cm" fo:text-align="end" style:text-autospace="none" style:writing-mode="lr-tb"/>
      <style:text-properties fo:language="fr" fo:country="FR" style:language-asian="zh" style:country-asian="CN"/>
    </style:style>
    <style:style style:name="xl81" style:family="graphic">
      <style:paragraph-properties fo:margin-top="0.871cm" fo:margin-bottom="0.871cm" fo:text-align="center" style:text-autospace="none" style:writing-mode="lr-tb"/>
      <style:text-properties fo:language="fr" fo:country="FR" style:language-asian="zh" style:country-asian="CN"/>
    </style:style>
    <style:style style:name="xl80" style:family="graphic">
      <style:paragraph-properties fo:margin-top="0.871cm" fo:margin-bottom="0.871cm" fo:text-align="end" style:text-autospace="none" style:writing-mode="lr-tb"/>
      <style:text-properties fo:language="fr" fo:country="FR" style:language-asian="zh" style:country-asian="CN"/>
    </style:style>
    <style:style style:name="xl79" style:family="graphic">
      <style:paragraph-properties fo:margin-top="0.871cm" fo:margin-bottom="0.871cm" fo:text-align="start" style:text-autospace="none" style:writing-mode="lr-tb"/>
      <style:text-properties fo:language="fr" fo:country="FR" style:language-asian="zh" style:country-asian="CN"/>
    </style:style>
    <style:style style:name="xl78" style:family="graphic">
      <style:paragraph-properties fo:margin-top="0.871cm" fo:margin-bottom="0.871cm" fo:text-align="end" style:text-autospace="none" style:writing-mode="lr-tb"/>
      <style:text-properties fo:language="fr" fo:country="FR" style:language-asian="zh" style:country-asian="CN"/>
    </style:style>
    <style:style style:name="xl77" style:family="graphic">
      <style:paragraph-properties fo:margin-top="0.871cm" fo:margin-bottom="0.871cm" fo:text-align="start" style:text-autospace="none" style:writing-mode="lr-tb"/>
      <style:text-properties fo:language="fr" fo:country="FR" style:language-asian="zh" style:country-asian="CN"/>
    </style:style>
    <style:style style:name="xl76" style:family="graphic">
      <style:paragraph-properties fo:margin-top="0.871cm" fo:margin-bottom="0.871cm" fo:text-align="start" style:text-autospace="none" style:writing-mode="lr-tb"/>
      <style:text-properties fo:language="fr" fo:country="FR" style:language-asian="zh" style:country-asian="CN"/>
    </style:style>
    <style:style style:name="xl75" style:family="graphic">
      <style:paragraph-properties fo:margin-top="0.871cm" fo:margin-bottom="0.871cm" fo:text-align="start" style:text-autospace="none" style:writing-mode="lr-tb"/>
      <style:text-properties fo:language="fr" fo:country="FR" style:language-asian="zh" style:country-asian="CN"/>
    </style:style>
    <style:style style:name="xl74" style:family="graphic">
      <style:paragraph-properties fo:margin-top="0.871cm" fo:margin-bottom="0.871cm" fo:text-align="end" style:text-autospace="none" style:writing-mode="lr-tb"/>
      <style:text-properties fo:language="fr" fo:country="FR" style:language-asian="zh" style:country-asian="CN"/>
    </style:style>
    <style:style style:name="xl73" style:family="graphic">
      <style:paragraph-properties fo:margin-top="0.871cm" fo:margin-bottom="0.871cm" fo:text-align="end" style:text-autospace="none" style:writing-mode="lr-tb"/>
      <style:text-properties fo:language="fr" fo:country="FR" style:language-asian="zh" style:country-asian="CN"/>
    </style:style>
    <style:style style:name="xl72" style:family="graphic">
      <style:paragraph-properties fo:margin-top="0.871cm" fo:margin-bottom="0.871cm" fo:text-align="start" style:text-autospace="none" style:writing-mode="lr-tb"/>
      <style:text-properties fo:language="fr" fo:country="FR" style:language-asian="zh" style:country-asian="CN"/>
    </style:style>
    <style:style style:name="xl71" style:family="graphic">
      <style:paragraph-properties fo:margin-top="0.871cm" fo:margin-bottom="0.871cm" fo:text-align="start" style:text-autospace="none" style:writing-mode="lr-tb"/>
      <style:text-properties fo:language="fr" fo:country="FR" style:language-asian="zh" style:country-asian="CN"/>
    </style:style>
    <style:style style:name="xl70" style:family="graphic">
      <style:paragraph-properties fo:margin-top="0.871cm" fo:margin-bottom="0.871cm" fo:text-align="start" style:text-autospace="none" style:writing-mode="lr-tb"/>
      <style:text-properties fo:language="fr" fo:country="FR" style:language-asian="zh" style:country-asian="CN"/>
    </style:style>
    <style:style style:name="xl69" style:family="graphic">
      <style:paragraph-properties fo:margin-top="0.871cm" fo:margin-bottom="0.871cm" fo:text-align="start" style:text-autospace="none" style:writing-mode="lr-tb"/>
      <style:text-properties fo:language="fr" fo:country="FR" style:language-asian="zh" style:country-asian="CN"/>
    </style:style>
    <style:style style:name="xl68" style:family="graphic">
      <style:paragraph-properties fo:margin-top="0.871cm" fo:margin-bottom="0.871cm" fo:text-align="start" style:text-autospace="none" style:writing-mode="lr-tb"/>
      <style:text-properties fo:language="fr" fo:country="FR" style:language-asian="zh" style:country-asian="CN"/>
    </style:style>
    <style:style style:name="xl67" style:family="graphic">
      <style:paragraph-properties fo:margin-top="0.871cm" fo:margin-bottom="0.871cm" fo:text-align="center" style:text-autospace="none" style:writing-mode="lr-tb"/>
      <style:text-properties fo:language="fr" fo:country="FR" style:language-asian="zh" style:country-asian="CN"/>
    </style:style>
    <style:style style:name="xl66" style:family="graphic">
      <style:paragraph-properties fo:margin-top="0.871cm" fo:margin-bottom="0.871cm" fo:text-align="center" style:text-autospace="none" style:writing-mode="lr-tb"/>
      <style:text-properties fo:language="fr" fo:country="FR" style:language-asian="zh" style:country-asian="CN"/>
    </style:style>
    <style:style style:name="xl65" style:family="graphic">
      <style:paragraph-properties fo:margin-top="0.871cm" fo:margin-bottom="0.871cm" fo:text-align="start" style:text-autospace="none" style:writing-mode="lr-tb"/>
      <style:text-properties fo:language="fr" fo:country="FR" style:language-asian="zh" style:country-asian="CN"/>
    </style:style>
    <style:style style:name="xl64" style:family="graphic">
      <style:paragraph-properties fo:margin-top="0.871cm" fo:margin-bottom="0.871cm" fo:text-align="start" style:text-autospace="none" style:writing-mode="lr-tb"/>
      <style:text-properties fo:language="fr" fo:country="FR" style:language-asian="zh" style:country-asian="CN"/>
    </style:style>
    <style:style style:name="xl63" style:family="graphic">
      <style:paragraph-properties fo:margin-top="0.871cm" fo:margin-bottom="0.871cm" fo:text-align="start" style:text-autospace="none" style:writing-mode="lr-tb"/>
      <style:text-properties fo:language="fr" fo:country="FR" style:language-asian="zh" style:country-asian="CN"/>
    </style:style>
    <style:style style:name="Lista_20_clara_20_-_20_Énfasis_20_51" style:display-name="Lista clara - Énfasis 51" style:family="graphic">
      <style:paragraph-properties fo:margin-left="2.24cm" fo:margin-right="0cm" fo:margin-top="0cm" fo:margin-bottom="0cm" fo:text-align="start" fo:text-indent="0cm" style:text-autospace="none" style:writing-mode="lr-tb"/>
      <style:text-properties fo:language="fr" fo:country="FR" style:language-asian="zh" style:country-asian="CN"/>
    </style:style>
    <style:style style:name="EndNote_20_Bibliography" style:display-name="EndNote Bibliography" style:family="graphic">
      <style:paragraph-properties fo:text-align="start" style:text-autospace="none" style:writing-mode="lr-tb"/>
      <style:text-properties style:font-name="Cambria" fo:font-family="Cambria" style:font-family-generic="roman" style:font-pitch="variable" fo:language="fr" fo:country="FR" style:font-name-asian="Cambria" style:font-family-asian="Cambria" style:font-family-generic-asian="roman" style:font-pitch-asian="variable" style:language-asian="zh" style:country-asian="CN"/>
    </style:style>
    <style:style style:name="EndNote_20_Bibliography_20_Title" style:display-name="EndNote Bibliography Title" style:family="graphic">
      <style:paragraph-properties fo:text-align="center" style:text-autospace="none" style:writing-mode="lr-tb"/>
      <style:text-properties style:font-name="Cambria" fo:font-family="Cambria" style:font-family-generic="roman" style:font-pitch="variable" fo:language="fr" fo:country="FR" style:font-name-asian="Cambria" style:font-family-asian="Cambria" style:font-family-generic-asian="roman" style:font-pitch-asian="variable" style:language-asian="zh" style:country-asian="CN"/>
    </style:style>
    <style:style style:name="Header" style:family="graphic">
      <style:paragraph-properties fo:text-align="start" style:text-autospace="none" style:writing-mode="lr-tb"/>
      <style:text-properties fo:language="fr" fo:country="FR" style:language-asian="zh" style:country-asian="CN"/>
    </style:style>
    <style:style style:name="Bibliographie1" style:family="graphic">
      <style:paragraph-properties fo:margin-left="1.568cm" fo:margin-right="0cm" fo:margin-top="0cm" fo:margin-bottom="0.746cm" fo:text-align="start" fo:text-indent="-1.568cm" style:text-autospace="none" style:writing-mode="lr-tb"/>
      <style:text-properties fo:language="fr" fo:country="FR" style:language-asian="zh" style:country-asian="CN"/>
    </style:style>
    <style:style style:name="details" style:family="graphic">
      <style:paragraph-properties fo:margin-top="0.871cm" fo:margin-bottom="0.871cm" fo:text-align="start" style:text-autospace="none" style:writing-mode="lr-tb"/>
      <style:text-properties fo:language="fr" fo:country="FR" style:language-asian="zh" style:country-asian="CN"/>
    </style:style>
    <style:style style:name="desc" style:family="graphic">
      <style:paragraph-properties fo:margin-top="0.871cm" fo:margin-bottom="0.871cm" fo:text-align="start" style:text-autospace="none" style:writing-mode="lr-tb"/>
      <style:text-properties fo:language="fr" fo:country="FR" style:language-asian="zh" style:country-asian="CN"/>
    </style:style>
    <style:style style:name="Titre1" style:family="graphic">
      <style:paragraph-properties fo:margin-top="0.871cm" fo:margin-bottom="0.871cm" fo:text-align="start" style:text-autospace="none" style:writing-mode="lr-tb"/>
      <style:text-properties fo:language="fr" fo:country="FR" style:language-asian="zh" style:country-asian="CN"/>
    </style:style>
    <style:style style:name="Footer" style:family="graphic">
      <style:paragraph-properties fo:text-align="start" style:text-autospace="none" style:writing-mode="lr-tb"/>
      <style:text-properties fo:language="fr" fo:country="FR" style:language-asian="zh" style:country-asian="CN"/>
    </style:style>
    <style:style style:name="Sombreado_20_claro_20_-_20_Énfasis_20_51" style:display-name="Sombreado claro - Énfasis 5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ar" style:country-asian="SA"/>
    </style:style>
    <style:style style:name="annotation_20_subject" style:display-name="annotation subject" style:family="graphic">
      <style:paragraph-properties fo:text-align="start" style:text-autospace="none" style:writing-mode="lr-tb"/>
      <style:text-properties fo:language="fr" fo:country="FR" style:language-asian="zh" style:country-asian="CN"/>
    </style:style>
    <style:style style:name="Commentaire1" style:family="graphic">
      <style:paragraph-properties fo:text-align="start" style:text-autospace="none" style:writing-mode="lr-tb"/>
      <style:text-properties fo:language="fr" fo:country="FR" style:language-asian="zh" style:country-asian="CN"/>
    </style:style>
    <style:style style:name="Texte_20_brut1" style:display-name="Texte brut1" style:family="graphic">
      <style:paragraph-properties fo:text-align="start" style:text-autospace="none" style:writing-mode="lr-tb"/>
      <style:text-properties fo:language="fr" fo:country="FR" style:language-asian="zh" style:country-asian="CN"/>
    </style:style>
    <style:style style:name="CM16" style:family="graphic">
      <style:paragraph-properties fo:margin-top="0cm" fo:margin-bottom="1.674cm" fo:text-align="start" style:text-autospace="none" style:writing-mode="lr-tb"/>
      <style:text-properties fo:language="fr" fo:country="FR" style:language-asian="zh" style:country-asian="CN"/>
    </style:style>
    <style:style style:name="Corps_20_de_20_texte_20_21" style:display-name="Corps de texte 21" style:family="graphic">
      <style:paragraph-properties fo:line-height="150%" fo:text-align="justify" style:text-autospace="none" style:writing-mode="lr-tb"/>
      <style:text-properties fo:language="fr" fo:country="FR" style:language-asian="zh" style:country-asian="CN"/>
    </style:style>
    <style:style style:name="CM12" style:family="graphic">
      <style:paragraph-properties fo:margin-top="0cm" fo:margin-bottom="1.275cm" fo:text-align="start" style:text-autospace="none" style:writing-mode="lr-tb"/>
      <style:text-properties fo:language="fr" fo:country="FR" style:language-asian="zh" style:country-asian="CN"/>
    </style:style>
    <style:style style:name="Balloon_20_Text" style:display-name="Balloon Text" style:family="graphic">
      <style:paragraph-properties fo:text-align="start" style:text-autospace="none" style:writing-mode="lr-tb"/>
      <style:text-properties fo:language="fr" fo:country="FR" style:language-asian="zh" style:country-asian="CN"/>
    </style:style>
    <style:style style:name="Légende1" style:family="graphic">
      <style:paragraph-properties fo:margin-top="0.374cm" fo:margin-bottom="0.374cm" fo:text-align="start" style:text-autospace="none" style:writing-mode="lr-tb"/>
      <style:text-properties fo:language="fr" fo:country="FR" style:language-asian="zh" style:country-asian="CN"/>
    </style:style>
    <style:style style:name="Légende2" style:family="graphic">
      <style:paragraph-properties fo:margin-top="0.374cm" fo:margin-bottom="0.374cm" fo:text-align="start" style:text-autospace="none" style:writing-mode="lr-tb"/>
      <style:text-properties fo:language="fr" fo:country="FR" style:language-asian="zh" style:country-asian="CN"/>
    </style:style>
    <style:style style:name="Légende3" style:family="graphic">
      <style:paragraph-properties fo:margin-top="0.374cm" fo:margin-bottom="0.374cm" fo:text-align="start" style:text-autospace="none" style:writing-mode="lr-tb"/>
      <style:text-properties fo:language="fr" fo:country="FR" fo:font-style="italic" style:font-name-asian="FreeSans" style:font-family-asian="FreeSans" style:font-family-generic-asian="swiss" style:font-pitch-asian="variable" style:font-size-asian="12pt" style:language-asian="zh" style:country-asian="CN" style:font-style-asian="italic" style:font-style-complex="italic"/>
    </style:style>
    <style:style style:name="caption" style:family="graphic">
      <style:paragraph-properties fo:margin-top="0.374cm" fo:margin-bottom="0.374cm" fo:text-align="start" style:text-autospace="none" style:writing-mode="lr-tb"/>
      <style:text-properties fo:language="fr" fo:country="FR" fo:font-style="italic" style:font-name-asian="FreeSans" style:font-family-asian="FreeSans" style:font-family-generic-asian="swiss" style:font-pitch-asian="variable" style:font-size-asian="12pt" style:language-asian="zh" style:country-asian="CN" style:font-style-asian="italic" style:font-style-complex="italic"/>
    </style:style>
    <style:style style:name="Index" style:family="graphic">
      <style:paragraph-properties fo:text-align="start" style:text-autospace="none" style:writing-mode="lr-tb"/>
      <style:text-properties fo:language="fr" fo:country="FR" style:font-name-asian="FreeSans" style:font-family-asian="FreeSans" style:font-family-generic-asian="swiss" style:font-pitch-asian="variable" style:language-asian="zh" style:country-asian="CN"/>
    </style:style>
    <style:style style:name="Caption" style:family="graphic">
      <style:paragraph-properties fo:margin-top="0.374cm" fo:margin-bottom="0.374cm" fo:text-align="start" style:text-autospace="none" style:writing-mode="lr-tb"/>
      <style:text-properties fo:language="fr" fo:country="FR" fo:font-style="italic" style:font-name-asian="FreeSans1" style:font-family-asian="FreeSans" style:font-family-generic-asian="swiss" style:font-size-asian="12pt" style:language-asian="zh" style:country-asian="CN" style:font-style-asian="italic" style:font-style-complex="italic"/>
    </style:style>
    <style:style style:name="List" style:family="graphic">
      <style:paragraph-properties fo:margin-top="0cm" fo:margin-bottom="0.374cm" fo:text-align="start" style:text-autospace="none" style:writing-mode="lr-tb"/>
      <style:text-properties fo:language="fr" fo:country="FR" style:font-name-asian="FreeSans" style:font-family-asian="FreeSans" style:font-family-generic-asian="swiss" style:font-pitch-asian="variable" style:language-asian="zh" style:country-asian="C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8-26T22:04:22.438664857</meta:creation-date>
    <dc:date>2022-08-26T22:22:56.329776155</dc:date>
    <meta:editing-duration>PT18M33S</meta:editing-duration>
    <meta:editing-cycles>4</meta:editing-cycles>
    <meta:generator>LibreOffice/5.1.6.2$Linux_X86_64 LibreOffice_project/10m0$Build-2</meta:generator>
    <meta:document-statistic meta:object-count="49"/>
  </office:meta>
</office:document-meta>
</file>